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2f4a" officeooo:paragraph-rsid="001e2f4a"/>
    </style:style>
    <style:style style:name="P2" style:family="paragraph" style:parent-style-name="Standard">
      <style:text-properties officeooo:rsid="0023c9e7" officeooo:paragraph-rsid="0023c9e7"/>
    </style:style>
    <style:style style:name="P3" style:family="paragraph" style:parent-style-name="Standard">
      <style:text-properties officeooo:rsid="0024e3b9" officeooo:paragraph-rsid="0024e3b9"/>
    </style:style>
    <style:style style:name="P4" style:family="paragraph" style:parent-style-name="Standard" style:list-style-name="L1">
      <style:text-properties officeooo:rsid="001e2f4a" officeooo:paragraph-rsid="001e2f4a"/>
    </style:style>
    <style:style style:name="P5" style:family="paragraph" style:parent-style-name="Standard" style:list-style-name="L1">
      <style:text-properties officeooo:rsid="001e2f4a" officeooo:paragraph-rsid="001eee29"/>
    </style:style>
    <style:style style:name="P6" style:family="paragraph" style:parent-style-name="Standard" style:list-style-name="L1">
      <style:text-properties officeooo:rsid="001e2f4a" officeooo:paragraph-rsid="0020e985"/>
    </style:style>
    <style:style style:name="P7" style:family="paragraph" style:parent-style-name="Standard" style:list-style-name="L1">
      <style:text-properties officeooo:rsid="001e2f4a" officeooo:paragraph-rsid="00259c05"/>
    </style:style>
    <style:style style:name="P8" style:family="paragraph" style:parent-style-name="Standard" style:list-style-name="L1">
      <style:text-properties officeooo:rsid="0023c9e7" officeooo:paragraph-rsid="002844e3"/>
    </style:style>
    <style:style style:name="P9" style:family="paragraph" style:parent-style-name="Standard" style:list-style-name="L1">
      <style:text-properties officeooo:rsid="0021fe46" officeooo:paragraph-rsid="0021fe46"/>
    </style:style>
    <style:style style:name="P10" style:family="paragraph" style:parent-style-name="Standard" style:list-style-name="L1">
      <style:text-properties officeooo:rsid="001e2f4a" officeooo:paragraph-rsid="002844e3" fo:background-color="transparent"/>
    </style:style>
    <style:style style:name="P11" style:family="paragraph" style:parent-style-name="Standard" style:list-style-name="L1">
      <style:text-properties officeooo:rsid="002844e3" officeooo:paragraph-rsid="002844e3"/>
    </style:style>
    <style:style style:name="T1" style:family="text">
      <style:text-properties fo:background-color="#81d41a" loext:char-shading-value="0"/>
    </style:style>
    <style:style style:name="T2" style:family="text">
      <style:text-properties officeooo:rsid="001eee29" fo:background-color="#81d41a" loext:char-shading-value="0"/>
    </style:style>
    <style:style style:name="T3" style:family="text">
      <style:text-properties officeooo:rsid="002844e3" fo:background-color="#81d41a" loext:char-shading-value="0"/>
    </style:style>
    <style:style style:name="T4" style:family="text">
      <style:text-properties officeooo:rsid="0021fe46"/>
    </style:style>
    <style:style style:name="T5" style:family="text">
      <style:text-properties officeooo:rsid="0024e3b9"/>
    </style:style>
    <style:style style:name="T6" style:family="text">
      <style:text-properties officeooo:rsid="0024e580"/>
    </style:style>
    <style:style style:name="T7" style:family="text">
      <style:text-properties officeooo:rsid="002844e3"/>
    </style:style>
    <style:style style:name="T8" style:family="text">
      <style:text-properties officeooo:rsid="002844e3" fo:background-color="#ffff00" loext:char-shading-value="0"/>
    </style:style>
    <style:style style:name="T9" style:family="text">
      <style:text-properties officeooo:rsid="002844e3" fo:background-color="#ffff00" loext:char-shading-value="0"/>
    </style:style>
    <style:style style:name="T10" style:family="text">
      <style:text-properties officeooo:rsid="002844e3" fo:background-color="#ff8000" loext:char-shading-value="0"/>
    </style:style>
    <style:style style:name="T11" style:family="text">
      <style:text-properties officeooo:rsid="001eee29"/>
    </style:style>
    <style:style style:name="T12" style:family="text">
      <style:text-properties officeooo:rsid="001eee29" fo:background-color="transparent" loext:char-shading-value="0"/>
    </style:style>
    <style:style style:name="T13" style:family="text">
      <style:text-properties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80775272" text:style-name="L1">
        <text:list-item>
          <text:p text:style-name="P4">-Filter by UpperCase <text:span text:style-name="T2">done</text:span></text:p>
        </text:list-item>
        <text:list-item>
          <text:p text:style-name="P5">-Filter by Phone Number <text:span text:style-name="T2">done</text:span></text:p>
        </text:list-item>
        <text:list-item>
          <text:p text:style-name="P6">-Filter by Deparment <text:span text:style-name="T2">done</text:span></text:p>
        </text:list-item>
        <text:list-item>
          <text:p text:style-name="P7">-Filter by space. <text:span text:style-name="T4">Ask Alex </text:span><text:span text:style-name="T2">done</text:span></text:p>
        </text:list-item>
        <text:list-item>
          <text:p text:style-name="P10">-Sort alphabetically <text:span text:style-name="T2">done</text:span></text:p>
        </text:list-item>
        <text:list-item>
          <text:p text:style-name="P10"><text:span text:style-name="T11">-Put the cursor on the input</text:span></text:p>
        </text:list-item>
        <text:list-item>
          <text:p text:style-name="P11"><text:span text:style-name="T12">-F</text:span><text:span text:style-name="T13">iltering by campus</text:span></text:p>
        </text:list-item>
        <text:list-item>
          <text:p text:style-name="P9">-type center of global engagement, does not look for global engagement. Found a solution for it.. <text:span text:style-name="T10">Future recommendation</text:span></text:p>
        </text:list-item>
        <text:list-item>
          <text:p text:style-name="P8">-Filter by similarities as the number 5 indicates <text:span text:style-name="T10">Future recommendation</text:span></text:p>
        </text:list-item>
        <text:list-item>
          <text:p text:style-name="P8">-Filter if the character does not match <text:span text:style-name="T10">Future recommendation</text:span></text:p>
          <text:p text:style-name="P4"/>
        </text:list-item>
      </text:list>
      <text:p text:style-name="P1"/>
      <text:p text:style-name="P2">IDEAS</text:p>
      <text:p text:style-name="P2"><text:s/>Every time an user type a word, the backend, separate the space and add a comma</text:p>
      <text:p text:style-name="P2">Or deleting the character that the user types and send to the backend, a comma.</text:p>
      <text:p text:style-name="P2"/>
      <text:p text:style-name="P3">On 5. Would be fine to split the world after an space and add the comma in the backend, or to type the name without comma in the back end and show it with comma in the front. With that being said, <text:span text:style-name="T6">the user just have to type the name without comma. But we get back to the same problem if the user types a <text:s/>comma or a dot before the first name.</text:span></text:p>
      <text:p text:style-name="P2"/>
      <text:p text:style-name="P2">Questions</text:p>
      <text:p text:style-name="P2">Every time an user type a word, how to separate it and add the comma </text:p>
      <text:p text:style-name="P2"/>
      <text:p text:style-name="P2">There would be a conflict if the u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4:05:34.575692438</meta:creation-date>
    <dc:date>2022-02-08T11:56:36.885396027</dc:date>
    <meta:editing-duration>PT2H41M57S</meta:editing-duration>
    <meta:editing-cycles>7</meta:editing-cycles>
    <meta:generator>LibreOffice/7.1.7.2$Linux_X86_64 LibreOffice_project/10$Build-2</meta:generator>
    <meta:document-statistic meta:table-count="0" meta:image-count="0" meta:object-count="0" meta:page-count="1" meta:paragraph-count="17" meta:word-count="207" meta:character-count="1076" meta:non-whitespace-character-count="892"/>
  </office:meta>
</office:document-meta>
</file>